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adornments="Regular" style:font-family-generic="roman"/>
    <style:font-face style:name="Liberation Sans1" svg:font-family="'Liberation Sans'" style:font-adornments="Regular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4cm" svg:stroke-color="#000000" draw:stroke-linejoin="miter" svg:stroke-linecap="square" draw:fill="solid" draw:fill-color="#99cc00" draw:textarea-horizontal-align="justify" draw:textarea-vertical-align="middle" draw:auto-grow-height="false" fo:min-height="2.144cm" fo:min-width="2.463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44cm" svg:stroke-color="#000000" draw:stroke-linejoin="miter" svg:stroke-linecap="square" draw:fill="solid" draw:fill-color="#ff9933" draw:textarea-horizontal-align="justify" draw:textarea-vertical-align="middle" draw:auto-grow-height="false" fo:min-height="1.716cm" fo:min-width="2.089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solid" draw:fill-color="#33cc33" draw:textarea-horizontal-align="justify" draw:textarea-vertical-align="middle" draw:auto-grow-height="false" fo:min-height="0.5cm" fo:min-width="5.202cm" fo:padding-top="0.2cm" fo:padding-bottom="0.2cm" fo:padding-left="0.2cm" fo:padding-right="0.2cm" fo:wrap-option="no-wrap" draw:shadow-color="#808080"/>
    </style:style>
    <style:style style:name="gr6" style:family="graphic" style:parent-style-name="standard">
      <style:graphic-properties draw:stroke="none" draw:fill="solid" draw:fill-color="#33cc33" draw:textarea-horizontal-align="justify" draw:textarea-vertical-align="middle" draw:auto-grow-height="false" fo:min-height="0.273cm" fo:min-width="3.067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33cc33" draw:opacity="100%" draw:textarea-horizontal-align="left" draw:textarea-vertical-align="middle" draw:auto-grow-height="false" fo:min-height="1.503cm" fo:min-width="1.302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33cc33" draw:textarea-horizontal-align="justify" draw:textarea-vertical-align="middle" draw:auto-grow-height="false" fo:min-height="0.639cm" fo:min-width="1.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44cm" svg:stroke-color="#000000" draw:stroke-linejoin="miter" svg:stroke-linecap="square" draw:fill="solid" draw:fill-color="#ffffff" draw:textarea-horizontal-align="justify" draw:textarea-vertical-align="middle" draw:auto-grow-height="false" fo:min-height="1.717cm" fo:min-width="3.48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solid" draw:fill-color="#ff3399" draw:textarea-horizontal-align="justify" draw:textarea-vertical-align="middle" draw:auto-grow-height="false" fo:min-height="2.65cm" fo:min-width="0.522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1" style:family="paragraph">
      <loext:graphic-properties draw:fill="solid" draw:fill-color="#99cc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4" style:family="paragraph">
      <loext:graphic-properties draw:fill="solid" draw:fill-color="#ff993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solid" draw:fill-color="#33cc3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33cc33" draw:opacity="100%"/>
      <style:paragraph-properties style:writing-mode="lr-tb" style:font-independent-line-spacing="true"/>
    </style:style>
    <style:style style:name="P9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center" fo:text-indent="0cm" style:punctuation-wrap="hanging" style:line-break="stric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12" style:family="paragraph">
      <loext:graphic-properties draw:fill="solid" draw:fill-color="#ff3399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000000" fo:language="fr" fo:country="FR" fo:font-weight="bold" style:font-name-asian="Arial" style:language-asian="fr" style:country-asian="FR" style:font-weight-asian="bold" style:font-name-complex="Arial" style:language-complex="fr" style:country-complex="FR" style:font-weight-complex="bold"/>
    </style:style>
    <style:style style:name="T2" style:family="text">
      <style:text-properties fo:color="#000000" fo:language="fr" fo:country="FR" fo:font-style="italic" style:font-name-asian="Arial" style:language-asian="fr" style:country-asian="FR" style:font-style-asian="italic" style:font-name-complex="Arial" style:language-complex="fr" style:country-complex="FR" style:font-style-complex="italic"/>
    </style:style>
    <style:style style:name="T3" style:family="text">
      <style:text-properties fo:color="#000000" fo:language="fr" fo:country="FR" fo:font-style="normal" style:font-name-asian="Arial" style:language-asian="fr" style:country-asian="FR" style:font-style-asian="normal" style:font-name-complex="Arial" style:language-complex="fr" style:country-complex="FR" style:font-style-complex="normal"/>
    </style:style>
    <style:style style:name="T4" style:family="text">
      <style:text-properties fo:color="#000000" style:font-name="Nimbus Roman No9 L" fo:font-size="22pt" fo:language="fr" fo:country="FR" fo:font-style="normal" style:font-name-asian="Arial" style:font-size-asian="22pt" style:language-asian="fr" style:country-asian="FR" style:font-style-asian="normal" style:font-name-complex="Arial" style:font-size-complex="22pt" style:language-complex="fr" style:country-complex="FR" style:font-style-complex="normal"/>
    </style:style>
    <style:style style:name="T5" style:family="text">
      <style:text-properties fo:color="#000000" style:font-name="Nimbus Roman No9 L" fo:font-size="22pt" fo:language="fr" fo:country="FR" fo:font-style="italic" style:font-name-asian="Arial" style:font-size-asian="22pt" style:language-asian="fr" style:country-asian="FR" style:font-style-asian="italic" style:font-name-complex="Arial" style:font-size-complex="22pt" style:language-complex="fr" style:country-complex="FR" style:font-style-complex="italic"/>
    </style:style>
    <style:style style:name="T6" style:family="text">
      <style:text-properties fo:color="#000000" style:font-name="Nimbus Roman No9 L1" fo:font-size="22pt" fo:language="fr" fo:country="FR" fo:font-style="normal" style:font-name-asian="Nimbus Roman No9 L1" style:font-size-asian="22pt" style:language-asian="fr" style:country-asian="FR" style:font-style-asian="normal" style:font-name-complex="Nimbus Roman No9 L1" style:font-size-complex="22pt" style:language-complex="fr" style:country-complex="FR" style:font-style-complex="normal"/>
    </style:style>
    <style:style style:name="T7" style:family="text">
      <style:text-properties fo:color="#000000" style:font-name="Nimbus Roman No9 L" fo:font-size="22pt" fo:language="fr" fo:country="FR" fo:font-style="normal" style:font-name-asian="Nimbus Roman No9 L1" style:font-size-asian="22pt" style:language-asian="fr" style:country-asian="FR" style:font-style-asian="normal" style:font-name-complex="Nimbus Roman No9 L1" style:font-size-complex="22pt" style:language-complex="fr" style:country-complex="FR" style:font-style-complex="normal"/>
    </style:style>
    <style:style style:name="T8" style:family="text">
      <style:text-properties fo:color="#000000" fo:font-size="18pt" fo:language="fr" fo:country="FR" style:font-name-asian="Arial" style:font-size-asian="18pt" style:language-asian="fr" style:country-asian="FR" style:font-name-complex="Arial" style:font-size-complex="18pt" style:language-complex="fr" style:country-complex="FR"/>
    </style:style>
    <style:style style:name="T9" style:family="text">
      <style:text-properties fo:color="#000000" style:font-name="Nimbus Roman No9 L" fo:font-size="24pt" fo:language="fr" fo:country="FR" fo:font-style="italic" style:font-name-asian="Arial" style:font-size-asian="24pt" style:language-asian="fr" style:country-asian="FR" style:font-style-asian="italic" style:font-name-complex="Arial" style:font-size-complex="24pt" style:language-complex="fr" style:country-complex="FR" style:font-style-complex="italic"/>
    </style:style>
    <style:style style:name="T10" style:family="text">
      <style:text-properties fo:color="#000000" style:font-name="Nimbus Roman No9 L" fo:font-size="24pt" fo:language="fr" fo:country="FR" style:font-name-asian="Arial" style:font-size-asian="24pt" style:language-asian="fr" style:country-asian="FR" style:font-name-complex="Arial" style:font-size-complex="24pt" style:language-complex="fr" style:country-complex="FR"/>
    </style:style>
    <style:style style:name="T11" style:family="text">
      <style:text-properties fo:color="#000000" style:font-name="Liberation Sans2" fo:font-size="18pt" fo:language="fr" fo:country="FR" fo:font-style="italic" style:font-name-asian="Arial" style:font-size-asian="18pt" style:language-asian="fr" style:country-asian="FR" style:font-style-asian="italic" style:font-name-complex="Arial" style:font-size-complex="18pt" style:language-complex="fr" style:country-complex="FR" style:font-style-complex="italic"/>
    </style:style>
    <style:style style:name="T12" style:family="text">
      <style:text-properties fo:color="#000000" style:font-name="Liberation Sans2" fo:font-size="18pt" fo:language="fr" fo:country="FR" fo:font-style="normal" style:font-name-asian="Arial" style:font-size-asian="18pt" style:language-asian="fr" style:country-asian="FR" style:font-style-asian="normal" style:font-name-complex="Arial" style:font-size-complex="18pt" style:language-complex="fr" style:country-complex="FR" style:font-style-complex="normal"/>
    </style:style>
    <style:style style:name="T13" style:family="text">
      <style:text-properties fo:color="#000000" style:font-name="Nimbus Roman No9 L" fo:font-size="22pt" fo:language="fr" fo:country="FR" fo:font-style="italic" style:font-name-asian="Liberation Sans1" style:font-size-asian="22pt" style:language-asian="fr" style:country-asian="FR" style:font-style-asian="italic" style:font-name-complex="Liberation Sans1" style:font-size-complex="22pt" style:language-complex="fr" style:country-complex="FR" style:font-style-complex="italic"/>
    </style:style>
    <style:style style:name="T14" style:family="text">
      <style:text-properties fo:color="#000000" style:font-name="Nimbus Roman No9 L" fo:font-size="14pt" fo:language="fr" fo:country="FR" fo:font-style="italic" style:font-name-asian="Arial" style:font-size-asian="14pt" style:language-asian="fr" style:country-asian="FR" style:font-style-asian="italic" style:font-name-complex="Arial" style:font-size-complex="14pt" style:language-complex="fr" style:country-complex="FR" style:font-style-complex="italic"/>
    </style:style>
    <style:style style:name="T15" style:family="text">
      <style:text-properties fo:color="#000000" style:text-position="33% 58%" style:font-name="Nimbus Roman No9 L" fo:font-size="22pt" fo:language="fr" fo:country="FR" fo:font-style="normal" style:font-name-asian="Arial" style:font-size-asian="22pt" style:language-asian="fr" style:country-asian="FR" style:font-style-asian="normal" style:font-name-complex="Arial" style:font-size-complex="22pt" style:language-complex="fr" style:country-complex="FR" style:font-style-complex="normal"/>
    </style:style>
    <style:style style:name="T16" style:family="text">
      <style:text-properties fo:color="#000000" style:text-position="33% 58%" style:font-name="Nimbus Roman No9 L" fo:font-size="14pt" fo:language="fr" fo:country="FR" fo:font-style="normal" style:font-name-asian="Arial" style:font-size-asian="14pt" style:language-asian="fr" style:country-asian="FR" style:font-style-asian="normal" style:font-name-complex="Arial" style:font-size-complex="14pt" style:language-complex="fr" style:country-complex="FR" style:font-style-complex="normal"/>
    </style:style>
    <style:style style:name="T17" style:family="text">
      <style:text-properties fo:color="#000000" style:text-position="33% 58%" style:font-name="Nimbus Roman No9 L" fo:font-size="22pt" fo:language="fr" fo:country="FR" fo:font-style="italic" style:font-name-asian="Liberation Sans1" style:font-size-asian="22pt" style:language-asian="fr" style:country-asian="FR" style:font-style-asian="italic" style:font-name-complex="Liberation Sans1" style:font-size-complex="22pt" style:language-complex="fr" style:country-complex="FR" style:font-style-complex="italic"/>
    </style:style>
    <style:style style:name="T18" style:family="text">
      <style:text-properties fo:color="#000000" style:text-position="33% 58%" style:font-name="Nimbus Roman No9 L" fo:font-size="14pt" fo:language="fr" fo:country="FR" fo:font-style="italic" style:font-name-asian="Liberation Sans1" style:font-size-asian="14pt" style:language-asian="fr" style:country-asian="FR" style:font-style-asian="italic" style:font-name-complex="Liberation Sans1" style:font-size-complex="14pt" style:language-complex="fr" style:country-complex="FR" style:font-style-complex="italic"/>
    </style:style>
    <style:style style:name="T19" style:family="text">
      <style:text-properties fo:color="#000000" style:text-position="33% 58%" style:font-name="Nimbus Roman No9 L" fo:font-size="22pt" fo:language="fr" fo:country="FR" fo:font-style="italic" style:font-name-asian="Arial" style:font-size-asian="22pt" style:language-asian="fr" style:country-asian="FR" style:font-style-asian="italic" style:font-name-complex="Arial" style:font-size-complex="22pt" style:language-complex="fr" style:country-complex="FR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Обычный">
        <draw:g draw:name="Group 9">
          <draw:custom-shape draw:name="Oval 10" draw:style-name="gr1" draw:text-style-name="P1" draw:layer="layout" svg:width="4.189cm" svg:height="3.4cm" svg:x="12.63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1" draw:style-name="gr2" draw:text-style-name="P3" draw:layer="layout" svg:width="3.859cm" svg:height="1.023cm" svg:x="12.794cm" svg:y="5.929cm">
            <text:list text:style-name="L1">
              <text:list-header>
                <text:p text:style-name="P2"><text:span text:style-name="T1">Myceli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2">
          <draw:custom-shape draw:name="Oval 13" draw:style-name="gr3" draw:text-style-name="P4" draw:layer="layout" svg:width="3.661cm" svg:height="2.794cm" svg:x="21.839cm" svg:y="5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14" draw:style-name="gr4" draw:text-style-name="P6" draw:layer="layout" svg:width="2.653cm" svg:height="1.023cm" svg:x="22.339cm" svg:y="6.659cm">
            <text:list text:style-name="L2">
              <text:list-header>
                <text:p text:style-name="P5"><text:span text:style-name="T1">Sp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15" draw:style-name="gr5" draw:text-style-name="P7" draw:layer="layout" svg:width="6cm" svg:height="1.799cm" svg:x="6.4cm" svg:y="6.397cm">
          <text:list text:style-name="L2">
            <text:list-header>
              <text:p text:style-name="P5"><text:span text:style-name="T2"><text:s text:c="3"/></text:span><text:span text:style-name="T3">Nutrient flux</text:span></text:p>
            </text:list-header>
          </text:list>
          <draw:enhanced-geometry svg:viewBox="0 0 21600 21600" draw:text-areas="0 ?f0 ?f5 ?f2" draw:mirror-horizontal="false" draw:mirror-vertical="false" draw:type="right-arrow" draw:modifiers="187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16">
          <draw:custom-shape draw:name="AutoShape 17" draw:style-name="gr6" draw:text-style-name="P7" draw:layer="layout" svg:width="4.053cm" svg:height="0.919cm" svg:x="17.447cm" svg:y="6.704cm">
            <text:p/>
            <draw:enhanced-geometry svg:viewBox="0 0 21600 21600" draw:text-areas="0 ?f0 ?f5 ?f2" draw:type="right-arrow" draw:modifiers="17134 453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Freeform 18" draw:style-name="gr7" draw:text-style-name="P8" draw:layer="layout" svg:width="2.552cm" svg:height="2.493cm" draw:transform="rotate (-1.5707963267949) translate (19.233cm 6.924cm)">
            <text:p/>
            <draw:enhanced-geometry svg:viewBox="0 0 21600 21600" draw:extrusion-allowed="true" draw:text-areas="3173 3169 18427 18431" draw:glue-points="0 0 0 0 0 0 0 0 0 0 0 0" draw:glue-point-type="0 0 0 0 0 0 0 0 0 0 0 0" draw:type="non-primitive" draw:enhanced-path="M 13590 17189 C 16130 16079 17772 13571 17772 10800 C 17772 6949 14650 3828 10800 3828 C 6949 3828 3828 6949 3828 10800 C 3827 11796 4041 12780 4454 13687 L 969 15272 C 330 13868 0 12343 0 10800 C 0 4835 4835 0 10800 0 C 16764 0 21600 4835 21600 10800 C 21600 15093 19057 18978 15122 20697 L 16203 23171 L 10127 20790 L 12509 14714 L 13590 1718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10800-4835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6*tan(2)"/>
              <draw:equation draw:name="f16" draw:formula="*8193/8193"/>
              <draw:equation draw:name="f17" draw:formula="8193*8193/8193"/>
              <draw:equation draw:name="f18" draw:formula=""/>
              <draw:equation draw:name="f19" draw:formula="24577*-32768/6"/>
              <draw:equation draw:name="f20" draw:formula="atan2(0,8)/(pi/180)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6-8"/>
              <draw:equation draw:name="f27" draw:formula="min(0,0)"/>
              <draw:equation draw:name="f28" draw:formula=""/>
              <draw:equation draw:name="f29" draw:formula=""/>
            </draw:enhanced-geometry>
          </draw:custom-shape>
        </draw:g>
        <draw:custom-shape draw:name="AutoShape 25" draw:style-name="gr8" draw:text-style-name="P7" draw:layer="layout" svg:width="1.6cm" svg:height="0.899cm" draw:transform="rotate (1.5707963267949) translate (14.285cm 10.8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26">
          <draw:custom-shape draw:name="Oval 27" draw:style-name="gr9" draw:text-style-name="P9" draw:layer="layout" svg:width="5.628cm" svg:height="2.795cm" svg:x="0.5cm" svg:y="5.9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name="Text Box 28" draw:style-name="gr10" draw:text-style-name="P11" draw:layer="layout" svg:width="5.278cm" svg:height="1.023cm" svg:x="0.671cm" svg:y="6.886cm">
            <text:list text:style-name="L2">
              <text:list-header>
                <text:p text:style-name="P10"><text:span text:style-name="T1">Host resource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Text Box 39" draw:style-name="gr11" draw:text-style-name="P3" draw:layer="layout" svg:width="6.5cm" svg:height="1.954cm" svg:x="16.5cm" svg:y="9.369cm">
          <text:p text:style-name="P2"><text:span text:style-name="T4">(1 – </text:span><text:span text:style-name="T5">u</text:span><text:span text:style-name="T4">(</text:span><text:span text:style-name="T5">t</text:span><text:span text:style-name="T4">)) </text:span><text:span text:style-name="T6">∙</text:span><text:span text:style-name="T7"> </text:span><text:span text:style-name="T5">f </text:span><text:span text:style-name="T4">(</text:span><text:span text:style-name="T5">M</text:span><text:span text:style-name="T4">(</text:span><text:span text:style-name="T5">t</text:span><text:span text:style-name="T4">))</text:span></text:p>
          <text:list text:style-name="L2">
            <text:list-item>
              <text:p text:style-name="P2"><text:span text:style-name="T2">Mycelial growt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1" draw:style-name="gr12" draw:text-style-name="P3" draw:layer="layout" svg:width="4.93cm" svg:height="1.954cm" svg:x="12.5cm" svg:y="10.686cm">
          <text:p text:style-name="P2"><text:span text:style-name="T5">g </text:span><text:span text:style-name="T4">(</text:span><text:span text:style-name="T5">M</text:span><text:span text:style-name="T4">(</text:span><text:span text:style-name="T5">t</text:span><text:span text:style-name="T4">))</text:span></text:p>
          <text:list text:style-name="L2">
            <text:list-item>
              <text:p text:style-name="P2"><text:span text:style-name="T2">Mycelial deca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1" draw:style-name="gr13" draw:text-style-name="P3" draw:layer="layout" svg:width="8.048cm" svg:height="1.785cm" svg:x="13.252cm" svg:y="2.447cm">
          <text:list text:style-name="L2">
            <text:list-header>
              <text:p text:style-name="P2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3" draw:layer="layout" svg:width="4.2cm" svg:height="2.039cm" svg:x="12.7cm" svg:y="6.8cm">
          <text:list text:style-name="L2">
            <text:list-item>
              <text:p text:style-name="P2"><text:span text:style-name="T8">Average size</text:span></text:p>
            </text:list-item>
            <text:list-item>
              <text:p text:style-name="P2"><text:span text:style-name="T9">M</text:span><text:span text:style-name="T10">(</text:span><text:span text:style-name="T9">t</text:span><text:span text:style-name="T10">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AutoShape 24" draw:style-name="gr15" draw:text-style-name="P12" draw:layer="layout" svg:width="1.022cm" svg:height="2.91cm" draw:transform="rotate (3.07177948351002) translate (14.919cm 3.461cm)">
          <text:p/>
          <draw:enhanced-geometry svg:viewBox="0 0 21600 21600" draw:glue-points="8458 0 0 3923 4993 9720 9987 14934 21600 21600 16558 12016 12831 6120" draw:text-areas="8680 7410 13970 14190" draw:mirror-horizontal="true" draw:mirror-vertical="true" draw:type="lightning" draw:enhanced-path="M 8458 0 L 0 3923 7564 8416 4993 9720 12197 13904 9987 14934 21600 21600 14768 12911 16558 12016 11030 6840 12831 6120 8458 0 Z N"/>
        </draw:custom-shape>
        <draw:custom-shape draw:name="Text Box 41" draw:style-name="gr16" draw:text-style-name="P3" draw:layer="layout" svg:width="7.63cm" svg:height="5.764cm" svg:x="5cm" svg:y="7.761cm">
          <text:p text:style-name="P2"><text:span text:style-name="T5">f </text:span><text:span text:style-name="T4">(</text:span><text:span text:style-name="T5">M</text:span><text:span text:style-name="T4">(</text:span><text:span text:style-name="T5">t</text:span><text:span text:style-name="T4">))</text:span></text:p>
          <text:p text:style-name="P2"><text:span text:style-name="T2">Uptaken resources are limited by the pathogen absorption capacity and competition between different mycelia within</text:span><text:span text:style-name="T2"><text:line-break/></text:span><text:span text:style-name="T2">the common host</text:span></text:p>
          <draw:enhanced-geometry svg:viewBox="0 0 21600 21600" draw:type="mso-spt202" draw:enhanced-path="M 0 0 L 21600 0 21600 21600 0 21600 0 0 Z N"/>
        </draw:custom-shape>
        <draw:custom-shape draw:name="Text Box 39" draw:style-name="gr17" draw:text-style-name="P3" draw:layer="layout" svg:width="6.5cm" svg:height="2.716cm" svg:x="16.098cm" svg:y="3.806cm">
          <text:p text:style-name="P2"><text:span text:style-name="T11">Spore production</text:span></text:p>
          <text:p text:style-name="P2"><text:span text:style-name="T12">(</text:span><text:span text:style-name="T11">with some yield</text:span><text:span text:style-name="T12">)</text:span></text:p>
          <text:p text:style-name="P2"><text:span text:style-name="T13">δ</text:span><text:span text:style-name="T4"> </text:span><text:span text:style-name="T7">∙ </text:span><text:span text:style-name="T5">u</text:span><text:span text:style-name="T4">(</text:span><text:span text:style-name="T5">t</text:span><text:span text:style-name="T4">) </text:span><text:span text:style-name="T7">∙ </text:span><text:span text:style-name="T5">f </text:span><text:span text:style-name="T4">(</text:span><text:span text:style-name="T5">M</text:span><text:span text:style-name="T4">(</text:span><text:span text:style-name="T5">t</text:span><text:span text:style-name="T4">))</text:span></text:p>
          <draw:enhanced-geometry svg:viewBox="0 0 21600 21600" draw:type="mso-spt202" draw:enhanced-path="M 0 0 L 21600 0 21600 21600 0 21600 0 0 Z N"/>
        </draw:custom-shape>
        <draw:custom-shape draw:name="Text Box 41" draw:style-name="gr18" draw:text-style-name="P3" draw:layer="layout" svg:width="4.93cm" svg:height="3.478cm" svg:x="14.831cm" svg:y="0.2cm">
          <text:p text:style-name="P2"><text:span text:style-name="T5">e</text:span><text:span text:style-name="T14"> </text:span><text:span text:style-name="T15">–</text:span><text:span text:style-name="T16"> </text:span><text:span text:style-name="T17">μ</text:span><text:span text:style-name="T18"> </text:span><text:span text:style-name="T19">t</text:span></text:p>
          <text:list text:style-name="L2">
            <text:list-item>
              <text:p text:style-name="P2"><text:span text:style-name="T2">Exponential extinction of the infection</text:span></text:p>
            </text:list-item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adornments="Regular" style:font-family-generic="roman"/>
    <style:font-face style:name="Liberation Sans1" svg:font-family="'Liberation Sans'" style:font-adornments="Regular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4T16:20:56.720513946</meta:creation-date>
    <dc:date>2017-06-24T17:22:16.860052076</dc:date>
    <meta:editing-duration>PT19M39S</meta:editing-duration>
    <meta:editing-cycles>6</meta:editing-cycles>
    <meta:generator>LibreOffice/5.1.6.2$Linux_X86_64 LibreOffice_project/10m0$Build-2</meta:generator>
    <meta:document-statistic meta:object-count="22"/>
  </office:meta>
</office:document-meta>
</file>